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Разработана онтологическая модель корпоративной структуры организации, реализованная в редакторе Protégé с использованием языка OWL. Модель формализует основные элементы организационной иерархии, включая структурные подразделения, кадровый состав и управленческие отношения.</text:p>
      <text:p text:style-name="Standard"/>
      <text:p text:style-name="Standard">Компоненты модели:</text:p>
      <text:p text:style-name="Standard"/>
      <text:p text:style-name="Standard">1. Классовая структура</text:p>
      <text:p text:style-name="Standard"/>
      <text:p text:style-name="Standard">Модель определяет шесть базовых классов, организованных в иерархическую систему:</text:p>
      <text:p text:style-name="Standard"/>
      <text:p text:style-name="Standard">Сотрудник (базовый класс)</text:p>
      <text:p text:style-name="Standard">├── Менеджер</text:p>
      <text:p text:style-name="Standard">│ <text:s text:c="2"/>└── РуководительОтдела</text:p>
      <text:p text:style-name="Standard">└── Аналитик</text:p>
      <text:p text:style-name="Standard"/>
      <text:p text:style-name="Standard">Отдельные классы:</text:p>
      <text:p text:style-name="Standard">• Компания</text:p>
      <text:p text:style-name="Standard">• Департамент</text:p>
      <text:p text:style-name="Standard">Особенности иерархии:</text:p>
      <text:p text:style-name="Standard"/>
      <text:p text:style-name="Standard">· Класс Менеджер является подклассом Сотрудника, что отражает отношение "является"</text:p>
      <text:p text:style-name="Standard">· РуководительОтдела наследует свойства Менеджера, образуя трехступенчатую иерархию</text:p>
      <text:p text:style-name="Standard">· Аналитик является прямым подклассом Сотрудника, представляя специализированную роль</text:p>
      <text:p text:style-name="Standard"/>
      <text:p text:style-name="Standard">2. Свойства отношений (Object Properties)</text:p>
      <text:p text:style-name="Standard"/>
      <text:p text:style-name="Standard">Определены четыре ключевых отношения:</text:p>
      <text:p text:style-name="Standard"/>
      <text:p text:style-name="Standard">1. имеетДепартамент — связывает Компанию с ее Департаментами</text:p>
      <text:p text:style-name="Standard"><text:s text:c="3"/>· Домен: Компания</text:p>
      <text:p text:style-name="Standard"><text:s text:c="3"/>· Диапазон: Департамент</text:p>
      <text:p text:style-name="Standard">2. работаетВ — определяет принадлежность Сотрудника к Департаменту</text:p>
      <text:p text:style-name="Standard"><text:s text:c="3"/>· Домен: Сотрудник</text:p>
      <text:p text:style-name="Standard"><text:s text:c="3"/>· Диапазон: Департамент</text:p>
      <text:p text:style-name="Standard">3. управляет — устанавливает контроль Менеджера над Департаментом</text:p>
      <text:p text:style-name="Standard"><text:s text:c="3"/>· Домен: Менеджер</text:p>
      <text:p text:style-name="Standard"><text:soft-page-break/><text:s text:c="3"/>· Диапазон: Департамент</text:p>
      <text:p text:style-name="Standard"><text:s text:c="3"/>· Особенность: свойство определено только для менеджеров</text:p>
      <text:p text:style-name="Standard">4. подчиняется — формализует иерархические отношения между сотрудниками</text:p>
      <text:p text:style-name="Standard"><text:s text:c="3"/>· Домен: Сотрудник</text:p>
      <text:p text:style-name="Standard"><text:s text:c="3"/>· Диапазон: Менеджер</text:p>
      <text:p text:style-name="Standard"/>
      <text:p text:style-name="Standard">3. Свойства данных (Data Properties)</text:p>
      <text:p text:style-name="Standard"/>
      <text:p text:style-name="Standard">Три атрибутивных свойства описывают характеристики объектов:</text:p>
      <text:p text:style-name="Standard"/>
      <text:p text:style-name="Standard">1. имеетИмя — имя сотрудника (строка)</text:p>
      <text:p text:style-name="Standard"><text:s text:c="3"/>· Применяется к классу Сотрудник</text:p>
      <text:p text:style-name="Standard">2. имеетДолжность — должность сотрудника (строка)</text:p>
      <text:p text:style-name="Standard"><text:s text:c="3"/>· Применяется к классу Сотрудник</text:p>
      <text:p text:style-name="Standard">3. имеетНазвание — название компании или департамента (строка)</text:p>
      <text:p text:style-name="Standard"><text:s text:c="3"/>· Особенность: домен определен как объединение классов Компания и Департамент через конструктор owl:unionOf</text:p>
      <text:p text:style-name="Standard"/>
      <text:p text:style-name="Standard">4. Конкретные экземпляры (Individuals)</text:p>
      <text:p text:style-name="Standard"/>
      <text:p text:style-name="Standard">Модель включает наполнение конкретными данными:</text:p>
      <text:p text:style-name="Standard"/>
      <text:p text:style-name="Standard">Организационная единица:</text:p>
      <text:p text:style-name="Standard"/>
      <text:p text:style-name="Standard">· Компания_Ромашка (тип: Компания)</text:p>
      <text:p text:style-name="Standard"><text:s text:c="2"/>· имеетНазвание: "ООО «Ромашка»"</text:p>
      <text:p text:style-name="Standard"><text:s text:c="2"/>· имеетДепартамент: IT_Департамент</text:p>
      <text:p text:style-name="Standard"/>
      <text:p text:style-name="Standard">Структурное подразделение:</text:p>
      <text:p text:style-name="Standard"/>
      <text:p text:style-name="Standard">· IT_Департамент (тип: Департамент)</text:p>
      <text:p text:style-name="Standard"><text:s text:c="2"/>· имеетНазвание: "IT департамент"</text:p>
      <text:p text:style-name="Standard"/>
      <text:p text:style-name="Standard">Персоналии:</text:p>
      <text:p text:style-name="Standard"/>
      <text:p text:style-name="Standard">· Иван_Петров (тип: РуководительОтдела)</text:p>
      <text:p text:style-name="Standard"><text:s text:c="2"/>· имеетИмя: "Иван Петров"</text:p>
      <text:p text:style-name="Standard"><text:s text:c="2"/>· имеетДолжность: "Руководитель IT"</text:p>
      <text:p text:style-name="Standard"><text:s text:c="2"/>· работаетВ: IT_Департамент</text:p>
      <text:p text:style-name="Standard"><text:s text:c="2"/>· управляет: IT_Департамент</text:p>
      <text:p text:style-name="Standard">· Анна_Сидорова (тип: Аналитик)</text:p>
      <text:p text:style-name="Standard"><text:soft-page-break/><text:s text:c="2"/>· имеетИмя: "Анна Сидорова"</text:p>
      <text:p text:style-name="Standard"><text:s text:c="2"/>· имеетДолжность: "Бизнес-аналитик"</text:p>
      <text:p text:style-name="Standard"><text:s text:c="2"/>· работаетВ: IT_Департамент</text:p>
      <text:p text:style-name="Standard"><text:s text:c="2"/>· подчиняется: Иван_Петров</text:p>
      <text:p text:style-name="Standard"/>
      <text:p text:style-name="Standard">Семантические особенности модели</text:p>
      <text:p text:style-name="Standard"/>
      <text:p text:style-name="Standard">Логические следствия</text:p>
      <text:p text:style-name="Standard"/>
      <text:p text:style-name="Standard">Благодаря иерархии классов, из модели автоматически выводятся следующие утверждения:</text:p>
      <text:p text:style-name="Standard"/>
      <text:p text:style-name="Standard">· Любой РуководительОтдела одновременно является Менеджером и Сотрудником</text:p>
      <text:p text:style-name="Standard">· Любой Менеджер является Сотрудником</text:p>
      <text:p text:style-name="Standard">· Любой Аналитик является Сотрудником</text:p>
      <text:p text:style-name="Standard"/>
      <text:p text:style-name="Standard">Ограничения доменов и диапазонов</text:p>
      <text:p text:style-name="Standard"/>
      <text:p text:style-name="Standard">Для каждого свойства четко определены:</text:p>
      <text:p text:style-name="Standard"/>
      <text:p text:style-name="Standard">· Классы-источники (домены) — откуда исходит отношение</text:p>
      <text:p text:style-name="Standard">· Классы-назначения (диапазоны) — куда направлено отношение</text:p>
      <text:p text:style-name="Standard"/>
      <text:p text:style-name="Standard">Это обеспечивает целостность данных и предотвращает некорректные связи (например, нельзя связать Компанию напрямую с Сотрудником без промежуточного Департамента).</text:p>
      <text:p text:style-name="Standard"/>
      <text:p text:style-name="Standard">Практическое применение</text:p>
      <text:p text:style-name="Standard"/>
      <text:p text:style-name="Standard">Модель позволяет решать следующие задачи:</text:p>
      <text:p text:style-name="Standard"/>
      <text:p text:style-name="Standard">1. Структурный анализ — определение состава департаментов компании</text:p>
      <text:p text:style-name="Standard">2. Управленческая отчетность — выявление иерархии подчинения</text:p>
      <text:p text:style-name="Standard">3. Поиск информации — нахождение сотрудников по отделам или должностям</text:p>
      <text:p text:style-name="Standard">4. Валидация данных — проверка корректности организационных связей</text:p>
      <text:p text:style-name="Standard"/>
      <text:p text:style-name="Standard">Пример SPARQL-запроса</text:p>
      <text:p text:style-name="Standard"/>
      <text:p text:style-name="Standard">Для извлечения информации о сотрудниках IT-департамента:</text:p>
      <text:p text:style-name="Standard"/>
      <text:p text:style-name="Standard"><text:soft-page-break/>PREFIX : &lt;http://www.semanticweb.org/corporate-ontology#&gt;</text:p>
      <text:p text:style-name="Standard">PREFIX rdfs: &lt;http://www.w3.org/2000/01/rdf-schema#&gt;</text:p>
      <text:p text:style-name="Standard"/>
      <text:p text:style-name="Standard">SELECT ?сотрудник ?имя ?должность</text:p>
      <text:p text:style-name="Standard">WHERE {</text:p>
      <text:p text:style-name="Standard"><text:s text:c="2"/>?сотрудник :работаетВ :IT_Департамент ;</text:p>
      <text:p text:style-name="Standard"><text:s text:c="12"/>:имеетИмя ?имя ;</text:p>
      <text:p text:style-name="Standard"><text:s text:c="12"/>:имеетДолжность ?должность .</text:p>
      <text:p text:style-name="Standard">}</text:p>
      <text:p text:style-name="Standard">Заключение:</text:p>
      <text:p text:style-name="Standard">Представленная онтологическая модель демонстрирует корректное применение базовых конструкций OWL для формализации организационной структуры. Модель обладает достаточной выразительностью для описания типовых корпоративных отношений и может быть расширена дополнительными классами и свойствами для решения более сложных задач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3:44:49.338471083</meta:creation-date>
    <dc:date>2025-12-18T23:46:29.082882849</dc:date>
    <meta:editing-duration>PT1M40S</meta:editing-duration>
    <meta:editing-cycles>1</meta:editing-cycles>
    <meta:document-statistic meta:table-count="0" meta:image-count="0" meta:object-count="0" meta:page-count="4" meta:paragraph-count="87" meta:word-count="448" meta:character-count="4046" meta:non-whitespace-character-count="3586"/>
    <meta:generator>LibreOffice/25.8.3.2$Linux_X86_64 LibreOffice_project/580$Build-2</meta:generator>
  </office:meta>
</office:document-meta>
</file>